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55.36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78.66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2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0.61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49.75pt"/>
    </style:style>
    <style:style style:name="co12" style:family="table-column">
      <style:table-column-properties fo:break-before="auto" style:column-width="34.5pt"/>
    </style:style>
    <style:style style:name="co13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3"/>
    <style:style style:name="ce5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7" table:number-columns-repeated="1007" table:default-cell-style-name="ce1"/>
        <table:table-row table:style-name="ro1">
          <table:table-cell/>
          <table:table-cell office:value-type="string" calcext:value-type="string">
            <text:p>Rye Prod.</text:p>
          </table:table-cell>
          <table:table-cell office:value-type="string" calcext:value-type="string">
            <text:p>Beer Prod.</text:p>
          </table:table-cell>
          <table:table-cell/>
          <table:table-cell office:value-type="string" calcext:value-type="string">
            <text:p>Rye Demand</text:p>
          </table:table-cell>
          <table:table-cell office:value-type="string" calcext:value-type="string">
            <text:p>Beer Demand</text:p>
          </table:table-cell>
          <table:table-cell office:value-type="string" calcext:value-type="string">
            <text:p>Rye Demand</text:p>
          </table:table-cell>
          <table:table-cell office:value-type="string" calcext:value-type="string">
            <text:p>Beer Demand</text:p>
          </table:table-cell>
          <table:table-cell/>
          <table:table-cell office:value-type="string" calcext:value-type="string">
            <text:p>Demand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formula="of:=[.F2]/0.8/0.81" office:value-type="float" office:value="3.08641975308642" calcext:value-type="float">
            <text:p>3.09</text:p>
          </table:table-cell>
          <table:table-cell office:value-type="float" office:value="2" calcext:value-type="float">
            <text:p>2.00</text:p>
          </table:table-cell>
          <table:table-cell table:formula="of:=[.E2]/SUM([.$E2:.$F2])" office:value-type="float" office:value="0.606796116504854" calcext:value-type="float">
            <text:p>0.61</text:p>
          </table:table-cell>
          <table:table-cell table:formula="of:=[.F2]/SUM([.$E2:.$F2])" office:value-type="float" office:value="0.393203883495146" calcext:value-type="float">
            <text:p>0.39</text:p>
          </table:table-cell>
          <table:table-cell/>
          <table:table-cell table:style-name="ce2" table:formula="of:=[.B2]*[.C2]/2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/>
          <table:table-cell table:formula="of:=[.F3]/0.8"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table:formula="of:=[.E3]/SUM([.$E3:.$F3])" office:value-type="float" office:value="0.555555555555556" calcext:value-type="float">
            <text:p>0.56</text:p>
          </table:table-cell>
          <table:table-cell table:formula="of:=[.F3]/SUM([.$E3:.$F3])" office:value-type="float" office:value="0.444444444444444" calcext:value-type="float">
            <text:p>0.44</text:p>
          </table:table-cell>
          <table:table-cell/>
          <table:table-cell table:style-name="ce2" table:formula="of:=[.B3]*[.C3]/2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formula="of:=[.F4]/0.8" office:value-type="float" office:value="3.75" calcext:value-type="float">
            <text:p>3.75</text:p>
          </table:table-cell>
          <table:table-cell office:value-type="float" office:value="3" calcext:value-type="float">
            <text:p>3.00</text:p>
          </table:table-cell>
          <table:table-cell table:formula="of:=[.E4]/SUM([.$E4:.$F4])" office:value-type="float" office:value="0.555555555555556" calcext:value-type="float">
            <text:p>0.56</text:p>
          </table:table-cell>
          <table:table-cell table:formula="of:=[.F4]/SUM([.$E4:.$F4])" office:value-type="float" office:value="0.444444444444444" calcext:value-type="float">
            <text:p>0.44</text:p>
          </table:table-cell>
          <table:table-cell/>
          <table:table-cell table:style-name="ce2" table:formula="of:=[.B4]*[.C4]/2" office:value-type="float" office:value="150" calcext:value-type="float">
            <text:p>15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roducer Ref.</text:p>
          </table:table-cell>
          <table:table-cell office:value-type="string" calcext:value-type="string">
            <text:p>Consumer Ref.</text:p>
          </table:table-cell>
          <table:table-cell office:value-type="string" calcext:value-type="string">
            <text:p>Distances</text:p>
          </table:table-cell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Rye Sales</text:p>
          </table:table-cell>
          <table:table-cell office:value-type="string" calcext:value-type="string">
            <text:p>Beer Sales</text:p>
          </table:table-cell>
          <table:table-cell/>
          <table:table-cell office:value-type="string" calcext:value-type="string">
            <text:p>Net Rye</text:p>
          </table:table-cell>
          <table:table-cell office:value-type="string" calcext:value-type="string">
            <text:p>Net Beer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style-name="ce2" table:formula="of:=FLOOR((ROW()-7)/3)+1" office:value-type="float" office:value="1" calcext:value-type="float">
            <text:p>1</text:p>
          </table:table-cell>
          <table:table-cell table:style-name="ce2" table:formula="of:=MOD(ROW()-7;3)+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7])*INDEX([.$J$2:.$J$4];[.$D7])/[.$E7]" office:value-type="float" office:value="91.0194174757282" calcext:value-type="float">
            <text:p>91.02</text:p>
          </table:table-cell>
          <table:table-cell table:formula="of:=INDEX([.H$2:.H$4];[.$D7])*INDEX([.$J$2:.$J$4];[.$D7])/[.$E7]" office:value-type="float" office:value="58.9805825242719" calcext:value-type="float">
            <text:p>58.98</text:p>
          </table:table-cell>
          <table:table-cell/>
          <table:table-cell table:formula="of:=INDEX([.B$2:.B$4];[.$C7])*[.G7]/SUM([.$G$7:.$H$9])" office:value-type="float" office:value="2.14163335237007" calcext:value-type="float">
            <text:p>2.14</text:p>
          </table:table-cell>
          <table:table-cell table:formula="of:=INDEX([.C$2:.C$4];[.$C7])*[.H7]/SUM([.$G$7:.$H$9])" office:value-type="float" office:value="4.16333523700742" calcext:value-type="float">
            <text:p>4.16</text:p>
          </table:table-cell>
          <table:table-cell/>
          <table:table-cell table:formula="of:=[.J7]+MIN([.J8];[.J10])+MIN([.J9];[.J13])" office:value-type="float" office:value="5.73640459420014" calcext:value-type="float">
            <text:p>5.74</text:p>
          </table:table-cell>
          <table:table-cell table:formula="of:=[.K7]+MIN([.K8];[.K10])+MIN([.K9];[.K13])" office:value-type="float" office:value="7.2164477441462" calcext:value-type="float">
            <text:p>7.22</text:p>
          </table:table-cell>
          <table:table-cell/>
          <table:table-cell table:formula="of:=[.P8]/[.O8]" office:value-type="float" office:value="2.22975663716814" calcext:value-type="float">
            <text:p>2.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FLOOR((ROW()-7)/3)+1" office:value-type="float" office:value="1" calcext:value-type="float">
            <text:p>1</text:p>
          </table:table-cell>
          <table:table-cell table:style-name="ce2" table:formula="of:=MOD(ROW()-7;3)+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8])*INDEX([.$J$2:.$J$4];[.$D8])/[.$E8]" office:value-type="float" office:value="111.111111111111" calcext:value-type="float">
            <text:p>111.11</text:p>
          </table:table-cell>
          <table:table-cell table:formula="of:=INDEX([.H$2:.H$4];[.$D8])*INDEX([.$J$2:.$J$4];[.$D8])/[.$E8]" office:value-type="float" office:value="88.8888888888888" calcext:value-type="float">
            <text:p>88.89</text:p>
          </table:table-cell>
          <table:table-cell/>
          <table:table-cell table:formula="of:=INDEX([.B$2:.B$4];[.$C8])*[.G8]/SUM([.$G$7:.$H$9])" office:value-type="float" office:value="2.61437908496732" calcext:value-type="float">
            <text:p>2.61</text:p>
          </table:table-cell>
          <table:table-cell table:formula="of:=INDEX([.C$2:.C$4];[.$C8])*[.H8]/SUM([.$G$7:.$H$9])" office:value-type="float" office:value="6.27450980392156" calcext:value-type="float">
            <text:p>6.27</text:p>
          </table:table-cell>
          <table:table-cell/>
          <table:table-cell table:formula="of:=[.J8]-[.J10]" office:value-type="float" office:value="-1.0263976140618" calcext:value-type="float">
            <text:p>-1.03</text:p>
          </table:table-cell>
          <table:table-cell table:formula="of:=[.K8]-[.K10]" office:value-type="float" office:value="3.91528650295069" calcext:value-type="float">
            <text:p>3.92</text:p>
          </table:table-cell>
          <table:table-cell table:formula="of:=[.M7]+[.M8]*IF([.M8]&gt;0)+[.M9]*IF([.M9]&gt;0)" office:value-type="float" office:value="5.73640459420014" calcext:value-type="float">
            <text:p>5.74</text:p>
          </table:table-cell>
          <table:table-cell table:formula="of:=[.N7]+[.N8]*IF([.N8]&gt;0)+[.N9]*IF([.N9]&gt;0)" office:value-type="float" office:value="12.7907862173996" calcext:value-type="float">
            <text:p>12.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FLOOR((ROW()-7)/3)+1" office:value-type="float" office:value="1" calcext:value-type="float">
            <text:p>1</text:p>
          </table:table-cell>
          <table:table-cell table:style-name="ce2" table:formula="of:=MOD(ROW()-7;3)+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INDEX([.G$2:.G$4];[.$D9])*INDEX([.$J$2:.$J$4];[.$D9])/[.$E9]" office:value-type="float" office:value="41.6666666666667" calcext:value-type="float">
            <text:p>41.67</text:p>
          </table:table-cell>
          <table:table-cell table:formula="of:=INDEX([.H$2:.H$4];[.$D9])*INDEX([.$J$2:.$J$4];[.$D9])/[.$E9]" office:value-type="float" office:value="33.3333333333333" calcext:value-type="float">
            <text:p>33.33</text:p>
          </table:table-cell>
          <table:table-cell/>
          <table:table-cell table:formula="of:=INDEX([.B$2:.B$4];[.$C9])*[.G9]/SUM([.$G$7:.$H$9])" office:value-type="float" office:value="0.980392156862746" calcext:value-type="float">
            <text:p>0.98</text:p>
          </table:table-cell>
          <table:table-cell table:formula="of:=INDEX([.C$2:.C$4];[.$C9])*[.H9]/SUM([.$G$7:.$H$9])" office:value-type="float" office:value="2.35294117647059" calcext:value-type="float">
            <text:p>2.35</text:p>
          </table:table-cell>
          <table:table-cell/>
          <table:table-cell table:formula="of:=[.J9]-[.J13]" office:value-type="float" office:value="-2.23205787169237" calcext:value-type="float">
            <text:p>-2.23</text:p>
          </table:table-cell>
          <table:table-cell table:formula="of:=[.K9]-[.K13]" office:value-type="float" office:value="1.65905197030268" calcext:value-type="float">
            <text:p>1.66</text:p>
          </table:table-cell>
          <table:table-cell/>
          <table:table-cell table:formula="of:=-([.$C$2]/[.$B$2])*[.$O$8]+[.$C$2]" office:value-type="float" office:value="12.7907862173996" calcext:value-type="float">
            <text:p>12.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2" table:formula="of:=FLOOR((ROW()-7)/3)+1" office:value-type="float" office:value="2" calcext:value-type="float">
            <text:p>2</text:p>
          </table:table-cell>
          <table:table-cell table:style-name="ce2" table:formula="of:=MOD(ROW()-7;3)+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0])*INDEX([.$J$2:.$J$4];[.$D10])/[.$E10]" office:value-type="float" office:value="91.0194174757282" calcext:value-type="float">
            <text:p>91.02</text:p>
          </table:table-cell>
          <table:table-cell table:formula="of:=INDEX([.H$2:.H$4];[.$D10])*INDEX([.$J$2:.$J$4];[.$D10])/[.$E10]" office:value-type="float" office:value="58.9805825242719" calcext:value-type="float">
            <text:p>58.98</text:p>
          </table:table-cell>
          <table:table-cell/>
          <table:table-cell table:formula="of:=INDEX([.B$2:.B$4];[.$C10])*[.G10]/SUM([.$G$10:.$H$12])" office:value-type="float" office:value="3.64077669902913" calcext:value-type="float">
            <text:p>3.64</text:p>
          </table:table-cell>
          <table:table-cell table:formula="of:=INDEX([.C$2:.C$4];[.$C10])*[.H10]/SUM([.$G$10:.$H$12])" office:value-type="float" office:value="2.35922330097087" calcext:value-type="float">
            <text:p>2.36</text:p>
          </table:table-cell>
          <table:table-cell/>
          <table:table-cell table:formula="of:=[.J10]-[.J8]" office:value-type="float" office:value="1.0263976140618" calcext:value-type="float">
            <text:p>1.03</text:p>
          </table:table-cell>
          <table:table-cell table:formula="of:=[.K10]-[.K8]" office:value-type="float" office:value="-3.91528650295069" calcext:value-type="float">
            <text:p>-3.9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FLOOR((ROW()-7)/3)+1" office:value-type="float" office:value="2" calcext:value-type="float">
            <text:p>2</text:p>
          </table:table-cell>
          <table:table-cell table:style-name="ce2" table:formula="of:=MOD(ROW()-7;3)+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1])*INDEX([.$J$2:.$J$4];[.$D11])/[.$E11]" office:value-type="float" office:value="111.111111111111" calcext:value-type="float">
            <text:p>111.11</text:p>
          </table:table-cell>
          <table:table-cell table:formula="of:=INDEX([.H$2:.H$4];[.$D11])*INDEX([.$J$2:.$J$4];[.$D11])/[.$E11]" office:value-type="float" office:value="88.8888888888888" calcext:value-type="float">
            <text:p>88.89</text:p>
          </table:table-cell>
          <table:table-cell/>
          <table:table-cell table:formula="of:=INDEX([.B$2:.B$4];[.$C11])*[.G11]/SUM([.$G$10:.$H$12])" office:value-type="float" office:value="4.44444444444445" calcext:value-type="float">
            <text:p>4.44</text:p>
          </table:table-cell>
          <table:table-cell table:formula="of:=INDEX([.C$2:.C$4];[.$C11])*[.H11]/SUM([.$G$10:.$H$12])" office:value-type="float" office:value="3.55555555555555" calcext:value-type="float">
            <text:p>3.56</text:p>
          </table:table-cell>
          <table:table-cell/>
          <table:table-cell table:formula="of:=[.J11]+MIN([.J8];[.J10])+MIN([.J12];[.J14])" office:value-type="float" office:value="10.3921568627451" calcext:value-type="float">
            <text:p>10.39</text:p>
          </table:table-cell>
          <table:table-cell table:formula="of:=[.K11]+MIN([.K8];[.K10])+MIN([.K12];[.K14])" office:value-type="float" office:value="8.00628212450028" calcext:value-type="float">
            <text:p>8.01</text:p>
          </table:table-cell>
          <table:table-cell table:formula="of:=[.M11]+[.M10]*IF([.M10]&gt;0)+[.M12]*IF([.M12]&gt;0)" office:value-type="float" office:value="11.4185544768069" calcext:value-type="float">
            <text:p>11.42</text:p>
          </table:table-cell>
          <table:table-cell table:formula="of:=[.N11]+[.N10]*IF([.N10]&gt;0)+[.N12]*IF([.N12]&gt;0)" office:value-type="float" office:value="8.58144552319309" calcext:value-type="float">
            <text:p>8.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FLOOR((ROW()-7)/3)+1" office:value-type="float" office:value="2" calcext:value-type="float">
            <text:p>2</text:p>
          </table:table-cell>
          <table:table-cell table:style-name="ce2" table:formula="of:=MOD(ROW()-7;3)+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2])*INDEX([.$J$2:.$J$4];[.$D12])/[.$E12]" office:value-type="float" office:value="83.3333333333334" calcext:value-type="float">
            <text:p>83.33</text:p>
          </table:table-cell>
          <table:table-cell table:formula="of:=INDEX([.H$2:.H$4];[.$D12])*INDEX([.$J$2:.$J$4];[.$D12])/[.$E12]" office:value-type="float" office:value="66.6666666666666" calcext:value-type="float">
            <text:p>66.67</text:p>
          </table:table-cell>
          <table:table-cell/>
          <table:table-cell table:formula="of:=INDEX([.B$2:.B$4];[.$C12])*[.G12]/SUM([.$G$10:.$H$12])" office:value-type="float" office:value="3.33333333333334" calcext:value-type="float">
            <text:p>3.33</text:p>
          </table:table-cell>
          <table:table-cell table:formula="of:=INDEX([.C$2:.C$4];[.$C12])*[.H12]/SUM([.$G$10:.$H$12])" office:value-type="float" office:value="2.66666666666666" calcext:value-type="float">
            <text:p>2.67</text:p>
          </table:table-cell>
          <table:table-cell/>
          <table:table-cell table:formula="of:=[.J12]-[.J14]" office:value-type="float" office:value="-4.50980392156863" calcext:value-type="float">
            <text:p>-4.51</text:p>
          </table:table-cell>
          <table:table-cell table:formula="of:=[.K12]-[.K14]" office:value-type="float" office:value="0.575163398692809" calcext:value-type="float">
            <text:p>0.58</text:p>
          </table:table-cell>
          <table:table-cell/>
          <table:table-cell table:formula="of:=-([.$C$3]/[.$B$3])*[.$O$11]+[.$C$3]" office:value-type="float" office:value="8.58144552319309" calcext:value-type="float">
            <text:p>8.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2" table:formula="of:=FLOOR((ROW()-7)/3)+1" office:value-type="float" office:value="3" calcext:value-type="float">
            <text:p>3</text:p>
          </table:table-cell>
          <table:table-cell table:style-name="ce2" table:formula="of:=MOD(ROW()-7;3)+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INDEX([.G$2:.G$4];[.$D13])*INDEX([.$J$2:.$J$4];[.$D13])/[.$E13]" office:value-type="float" office:value="45.5097087378641" calcext:value-type="float">
            <text:p>45.51</text:p>
          </table:table-cell>
          <table:table-cell table:formula="of:=INDEX([.H$2:.H$4];[.$D13])*INDEX([.$J$2:.$J$4];[.$D13])/[.$E13]" office:value-type="float" office:value="29.4902912621359" calcext:value-type="float">
            <text:p>29.49</text:p>
          </table:table-cell>
          <table:table-cell/>
          <table:table-cell table:formula="of:=INDEX([.B$2:.B$4];[.$C13])*[.G13]/SUM([.$G$13:.$H$15])" office:value-type="float" office:value="3.21245002855511" calcext:value-type="float">
            <text:p>3.21</text:p>
          </table:table-cell>
          <table:table-cell table:formula="of:=INDEX([.C$2:.C$4];[.$C13])*[.H13]/SUM([.$G$13:.$H$15])" office:value-type="float" office:value="0.693889206167904" calcext:value-type="float">
            <text:p>0.69</text:p>
          </table:table-cell>
          <table:table-cell/>
          <table:table-cell table:formula="of:=[.J13]-[.J9]" office:value-type="float" office:value="2.23205787169237" calcext:value-type="float">
            <text:p>2.23</text:p>
          </table:table-cell>
          <table:table-cell table:formula="of:=[.K13]-[.K9]" office:value-type="float" office:value="-1.65905197030268" calcext:value-type="float">
            <text:p>-1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FLOOR((ROW()-7)/3)+1" office:value-type="float" office:value="3" calcext:value-type="float">
            <text:p>3</text:p>
          </table:table-cell>
          <table:table-cell table:style-name="ce2" table:formula="of:=MOD(ROW()-7;3)+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4])*INDEX([.$J$2:.$J$4];[.$D14])/[.$E14]" office:value-type="float" office:value="111.111111111111" calcext:value-type="float">
            <text:p>111.11</text:p>
          </table:table-cell>
          <table:table-cell table:formula="of:=INDEX([.H$2:.H$4];[.$D14])*INDEX([.$J$2:.$J$4];[.$D14])/[.$E14]" office:value-type="float" office:value="88.8888888888888" calcext:value-type="float">
            <text:p>88.89</text:p>
          </table:table-cell>
          <table:table-cell/>
          <table:table-cell table:formula="of:=INDEX([.B$2:.B$4];[.$C14])*[.G14]/SUM([.$G$13:.$H$15])" office:value-type="float" office:value="7.84313725490197" calcext:value-type="float">
            <text:p>7.84</text:p>
          </table:table-cell>
          <table:table-cell table:formula="of:=INDEX([.C$2:.C$4];[.$C14])*[.H14]/SUM([.$G$13:.$H$15])" office:value-type="float" office:value="2.09150326797385" calcext:value-type="float">
            <text:p>2.09</text:p>
          </table:table-cell>
          <table:table-cell/>
          <table:table-cell table:formula="of:=[.J14]-[.J12]" office:value-type="float" office:value="4.50980392156863" calcext:value-type="float">
            <text:p>4.51</text:p>
          </table:table-cell>
          <table:table-cell table:formula="of:=[.K14]-[.K12]" office:value-type="float" office:value="-0.575163398692809" calcext:value-type="float">
            <text:p>-0.58</text:p>
          </table:table-cell>
          <table:table-cell table:formula="of:=[.M15]+[.M13]*IF([.M13]&gt;0)+[.M14]*IF([.M14]&gt;0)" office:value-type="float" office:value="16.9379402246336" calcext:value-type="float">
            <text:p>16.94</text:p>
          </table:table-cell>
          <table:table-cell table:formula="of:=[.N15]+[.N13]*IF([.N13]&gt;0)+[.N14]*IF([.N14]&gt;0)" office:value-type="float" office:value="4.35401992512215" calcext:value-type="float">
            <text:p>4.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FLOOR((ROW()-7)/3)+1" office:value-type="float" office:value="3" calcext:value-type="float">
            <text:p>3</text:p>
          </table:table-cell>
          <table:table-cell table:style-name="ce2" table:formula="of:=MOD(ROW()-7;3)+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INDEX([.G$2:.G$4];[.$D15])*INDEX([.$J$2:.$J$4];[.$D15])/[.$E15]" office:value-type="float" office:value="83.3333333333334" calcext:value-type="float">
            <text:p>83.33</text:p>
          </table:table-cell>
          <table:table-cell table:formula="of:=INDEX([.H$2:.H$4];[.$D15])*INDEX([.$J$2:.$J$4];[.$D15])/[.$E15]" office:value-type="float" office:value="66.6666666666666" calcext:value-type="float">
            <text:p>66.67</text:p>
          </table:table-cell>
          <table:table-cell/>
          <table:table-cell table:formula="of:=INDEX([.B$2:.B$4];[.$C15])*[.G15]/SUM([.$G$13:.$H$15])" office:value-type="float" office:value="5.88235294117648" calcext:value-type="float">
            <text:p>5.88</text:p>
          </table:table-cell>
          <table:table-cell table:formula="of:=INDEX([.C$2:.C$4];[.$C15])*[.H15]/SUM([.$G$13:.$H$15])" office:value-type="float" office:value="1.56862745098039" calcext:value-type="float">
            <text:p>1.57</text:p>
          </table:table-cell>
          <table:table-cell/>
          <table:table-cell table:formula="of:=[.J15]+MIN([.J9];[.J13])+MIN([.J12];[.J14])" office:value-type="float" office:value="10.1960784313726" calcext:value-type="float">
            <text:p>10.20</text:p>
          </table:table-cell>
          <table:table-cell table:formula="of:=[.K15]+MIN([.K9];[.K13])+MIN([.K12];[.K14])" office:value-type="float" office:value="4.35401992512215" calcext:value-type="float">
            <text:p>4.35</text:p>
          </table:table-cell>
          <table:table-cell/>
          <table:table-cell table:formula="of:=-([.$C$4]/[.$B$4])*[.$O$14]+[.$C$4]" office:value-type="float" office:value="4.35401992512215" calcext:value-type="float">
            <text:p>4.3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/>
          <table:table-cell table:formula="of:=SUM([.G7];[.G10];[.G13])" office:value-type="float" office:value="227.54854368932" calcext:value-type="float">
            <text:p>227.55</text:p>
          </table:table-cell>
          <table:table-cell table:formula="of:=SUM([.H7];[.H10];[.H13])" office:value-type="float" office:value="147.45145631068" calcext:value-type="float">
            <text:p>147.45</text:p>
          </table:table-cell>
          <table:table-cell table:formula="of:=[.G17]/[.H17]" office:value-type="float" office:value="1.54320987654321" calcext:value-type="float">
            <text:p>1.54</text:p>
          </table:table-cell>
          <table:table-cell table:formula="of:=SUM([.J7];[.J10];[.J13])" office:value-type="float" office:value="8.99486007995431" calcext:value-type="float">
            <text:p>8.99</text:p>
          </table:table-cell>
          <table:table-cell table:formula="of:=SUM([.K7];[.K10];[.K13])" office:value-type="float" office:value="7.2164477441462" calcext:value-type="float">
            <text:p>7.22</text:p>
          </table:table-cell>
          <table:table-cell table:formula="of:=[.J17]/[.K17]" office:value-type="float" office:value="1.24643874643875" calcext:value-type="float">
            <text:p>1.25</text:p>
          </table:table-cell>
          <table:table-cell table:formula="of:=[.M7]-[.M8]*IF([.M8]&lt;0)-[.M9]*IF([.M9]&lt;0)" office:value-type="float" office:value="8.99486007995431" calcext:value-type="float">
            <text:p>8.99</text:p>
          </table:table-cell>
          <table:table-cell table:formula="of:=[.N7]-[.N8]*IF([.N8]&lt;0)-[.N9]*IF([.N9]&lt;0)" office:value-type="float" office:value="7.2164477441462" calcext:value-type="float">
            <text:p>7.22</text:p>
          </table:table-cell>
          <table:table-cell table:formula="of:=SUM([.M17:.N17])" office:value-type="float" office:value="16.2113078241005" calcext:value-type="float">
            <text:p>16.21</text:p>
          </table:table-cell>
          <table:table-cell/>
          <table:table-cell table:formula="of:=[.M17]/[.N17]" office:value-type="float" office:value="1.24643874643875" calcext:value-type="float">
            <text:p>1.25</text:p>
          </table:table-cell>
          <table:table-cell table:style-name="ce5" table:formula="of:=[.Q17]" office:value-type="float" office:value="1.24643874643875" calcext:value-type="float">
            <text:p>1.246439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4"/>
          <table:table-cell table:formula="of:=SUM([.J8];[.J11];[.J14])" office:value-type="float" office:value="14.9019607843137" calcext:value-type="float">
            <text:p>14.90</text:p>
          </table:table-cell>
          <table:table-cell table:formula="of:=SUM([.K8];[.K11];[.K14])" office:value-type="float" office:value="11.921568627451" calcext:value-type="float">
            <text:p>11.92</text:p>
          </table:table-cell>
          <table:table-cell table:formula="of:=[.J18]/[.K18]" office:value-type="float" office:value="1.25" calcext:value-type="float">
            <text:p>1.2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4"/>
          <table:table-cell table:formula="of:=SUM([.J9];[.J12];[.J15])" office:value-type="float" office:value="10.1960784313726" calcext:value-type="float">
            <text:p>10.20</text:p>
          </table:table-cell>
          <table:table-cell table:formula="of:=SUM([.K9];[.K12];[.K15])" office:value-type="float" office:value="6.58823529411764" calcext:value-type="float">
            <text:p>6.59</text:p>
          </table:table-cell>
          <table:table-cell table:formula="of:=[.J19]/[.K19]" office:value-type="float" office:value="1.54761904761905" calcext:value-type="float">
            <text:p>1.55</text:p>
          </table:table-cell>
          <table:table-cell table:formula="of:=[.M11]-[.M10]*IF([.M10]&lt;0)-[.M12]*IF([.M12]&lt;0)" office:value-type="float" office:value="14.9019607843137" calcext:value-type="float">
            <text:p>14.90</text:p>
          </table:table-cell>
          <table:table-cell table:formula="of:=[.N11]-[.N10]*IF([.N10]&lt;0)-[.N12]*IF([.N12]&lt;0)" office:value-type="float" office:value="11.921568627451" calcext:value-type="float">
            <text:p>11.92</text:p>
          </table:table-cell>
          <table:table-cell table:formula="of:=SUM([.M19:.N19])" office:value-type="float" office:value="26.8235294117647" calcext:value-type="float">
            <text:p>26.82</text:p>
          </table:table-cell>
          <table:table-cell/>
          <table:table-cell table:formula="of:=[.M19]/[.N19]" office:value-type="float" office:value="1.25" calcext:value-type="float">
            <text:p>1.25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7"/>
          <table:table-cell table:formula="of:=[.M15]-[.M13]*IF([.M13]&lt;0)-[.M14]*IF([.M14]&lt;0)" office:value-type="float" office:value="10.1960784313726" calcext:value-type="float">
            <text:p>10.20</text:p>
          </table:table-cell>
          <table:table-cell table:formula="of:=[.N15]-[.N13]*IF([.N13]&lt;0)-[.N14]*IF([.N14]&lt;0)" office:value-type="float" office:value="6.58823529411764" calcext:value-type="float">
            <text:p>6.59</text:p>
          </table:table-cell>
          <table:table-cell table:formula="of:=SUM([.M21:.N21])" office:value-type="float" office:value="16.7843137254902" calcext:value-type="float">
            <text:p>16.78</text:p>
          </table:table-cell>
          <table:table-cell/>
          <table:table-cell table:formula="of:=[.M21]/[.N21]" office:value-type="float" office:value="1.54761904761905" calcext:value-type="float">
            <text:p>1.55</text:p>
          </table:table-cell>
          <table:table-cell table:style-name="ce5" table:formula="of:=1.25/[.Q21]" office:value-type="float" office:value="0.807692307692306" calcext:value-type="float">
            <text:p>0.80769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9"/>
          <table:table-cell table:formula="of:=SUM([.O17:.O21])" office:value-type="float" office:value="59.8191509613554" calcext:value-type="float">
            <text:p>59.8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Rye</text:p>
          </table:table-cell>
          <table:table-cell office:value-type="string" calcext:value-type="string">
            <text:p>Be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matrix-columns-spanned="1" table:number-matrix-rows-spanned="1" table:formula="of:=SUM(3*[.G25:.G33])" office:value-type="float" office:value="102.278697886922" calcext:value-type="float">
            <text:p>102.28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matrix-columns-spanned="1" table:number-matrix-rows-spanned="1" table:formula="of:=INDEX([.B$2:.B$4];[.$C7])*INDEX([.G$2:.G$4];[.$D7])*INDEX([.$J$2:.$J$4];[.$D7])/([.$E7]*SUM([.$J$2:.$J$4]/(INDEX([.$E$7:.$E$15];[.$C7]*3-2):INDEX([.$E$7:.$E$15];[.$C7]*3))))" office:value-type="float" office:value="2.14163335237007" calcext:value-type="float">
            <text:p>2.14</text:p>
          </table:table-cell>
          <table:table-cell table:number-matrix-columns-spanned="1" table:number-matrix-rows-spanned="1" table:formula="of:=INDEX([.C$2:.C$4];[.$C7])*INDEX([.H$2:.H$4];[.$D7])*INDEX([.$J$2:.$J$4];[.$D7])/([.$E7]*SUM([.$J$2:.$J$4]/(INDEX([.$E$7:.$E$15];[.$C7]*3-2):INDEX([.$E$7:.$E$15];[.$C7]*3))))" office:value-type="float" office:value="4.16333523700743" calcext:value-type="float">
            <text:p>4.16</text:p>
          </table:table-cell>
          <table:table-cell/>
          <table:table-cell table:formula="of:=INDEX([.$J$2:.$J$4];[.$D7])/[.$E7]" office:value-type="float" office:value="150" calcext:value-type="float">
            <text:p>150.00</text:p>
          </table:table-cell>
          <table:table-cell table:formula="of:=INDEX([.$J$2:.$J$4];[.$D7])/[.$E7]" office:value-type="float" office:value="150" calcext:value-type="float">
            <text:p>150.00</text:p>
          </table:table-cell>
          <table:table-cell/>
          <table:table-cell table:formula="of:=INDEX([.B$2:.B$4];[.$C7])*[.J25]/SUM([.$J25:.$K27])" office:value-type="float" office:value="1.76470588235294" calcext:value-type="float">
            <text:p>1.76</text:p>
          </table:table-cell>
          <table:table-cell table:formula="of:=INDEX([.C$2:.C$4];[.$C7])*[.K25]/SUM([.$J25:.$K27])" office:value-type="float" office:value="5.29411764705882" calcext:value-type="float">
            <text:p>5.2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3*SUM([.G25:.G33])" office:value-type="float" office:value="102.278697886922" calcext:value-type="float">
            <text:p>102.28</text:p>
          </table:table-cell>
          <table:table-cell table:number-columns-repeated="2"/>
          <table:table-cell table:number-matrix-columns-spanned="1" table:number-matrix-rows-spanned="1" table:formula="of:=INDEX([.B$2:.B$4];[.$C8])*INDEX([.G$2:.G$4];[.$D8])*INDEX([.$J$2:.$J$4];[.$D8])/([.$E8]*SUM([.$J$2:.$J$4]/(INDEX([.$E$7:.$E$15];[.$C8]*3-2):INDEX([.$E$7:.$E$15];[.$C8]*3))))" office:value-type="float" office:value="2.61437908496732" calcext:value-type="float">
            <text:p>2.61</text:p>
          </table:table-cell>
          <table:table-cell table:number-matrix-columns-spanned="1" table:number-matrix-rows-spanned="1" table:formula="of:=INDEX([.C$2:.C$4];[.$C8])*INDEX([.H$2:.H$4];[.$D8])*INDEX([.$J$2:.$J$4];[.$D8])/([.$E8]*SUM([.$J$2:.$J$4]/(INDEX([.$E$7:.$E$15];[.$C8]*3-2):INDEX([.$E$7:.$E$15];[.$C8]*3))))" office:value-type="float" office:value="6.27450980392156" calcext:value-type="float">
            <text:p>6.27</text:p>
          </table:table-cell>
          <table:table-cell/>
          <table:table-cell table:formula="of:=INDEX([.$J$2:.$J$4];[.$D8])/[.$E8]" office:value-type="float" office:value="200" calcext:value-type="float">
            <text:p>200.00</text:p>
          </table:table-cell>
          <table:table-cell table:formula="of:=INDEX([.$J$2:.$J$4];[.$D8])/[.$E8]" office:value-type="float" office:value="200" calcext:value-type="float">
            <text:p>200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9])*INDEX([.G$2:.G$4];[.$D9])*INDEX([.$J$2:.$J$4];[.$D9])/([.$E9]*SUM([.$J$2:.$J$4]/(INDEX([.$E$7:.$E$15];[.$C9]*3-2):INDEX([.$E$7:.$E$15];[.$C9]*3))))" office:value-type="float" office:value="0.980392156862746" calcext:value-type="float">
            <text:p>0.98</text:p>
          </table:table-cell>
          <table:table-cell table:number-matrix-columns-spanned="1" table:number-matrix-rows-spanned="1" table:formula="of:=INDEX([.C$2:.C$4];[.$C9])*INDEX([.H$2:.H$4];[.$D9])*INDEX([.$J$2:.$J$4];[.$D9])/([.$E9]*SUM([.$J$2:.$J$4]/(INDEX([.$E$7:.$E$15];[.$C9]*3-2):INDEX([.$E$7:.$E$15];[.$C9]*3))))" office:value-type="float" office:value="2.35294117647059" calcext:value-type="float">
            <text:p>2.35</text:p>
          </table:table-cell>
          <table:table-cell/>
          <table:table-cell table:formula="of:=INDEX([.$J$2:.$J$4];[.$D9])/[.$E9]" office:value-type="float" office:value="75" calcext:value-type="float">
            <text:p>75.00</text:p>
          </table:table-cell>
          <table:table-cell table:formula="of:=INDEX([.$J$2:.$J$4];[.$D9])/[.$E9]" office:value-type="float" office:value="75" calcext:value-type="float">
            <text:p>75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0])*INDEX([.G$2:.G$4];[.$D10])*INDEX([.$J$2:.$J$4];[.$D10])/([.$E10]*SUM([.$J$2:.$J$4]/(INDEX([.$E$7:.$E$15];[.$C10]*3-2):INDEX([.$E$7:.$E$15];[.$C10]*3))))" office:value-type="float" office:value="3.64077669902913" calcext:value-type="float">
            <text:p>3.64</text:p>
          </table:table-cell>
          <table:table-cell table:number-matrix-columns-spanned="1" table:number-matrix-rows-spanned="1" table:formula="of:=INDEX([.C$2:.C$4];[.$C10])*INDEX([.H$2:.H$4];[.$D10])*INDEX([.$J$2:.$J$4];[.$D10])/([.$E10]*SUM([.$J$2:.$J$4]/(INDEX([.$E$7:.$E$15];[.$C10]*3-2):INDEX([.$E$7:.$E$15];[.$C10]*3))))" office:value-type="float" office:value="2.35922330097087" calcext:value-type="float">
            <text:p>2.36</text:p>
          </table:table-cell>
          <table:table-cell/>
          <table:table-cell table:formula="of:=INDEX([.$J$2:.$J$4];[.$D10])/[.$E10]" office:value-type="float" office:value="150" calcext:value-type="float">
            <text:p>150.00</text:p>
          </table:table-cell>
          <table:table-cell table:formula="of:=INDEX([.$J$2:.$J$4];[.$D10])/[.$E10]" office:value-type="float" office:value="150" calcext:value-type="float">
            <text:p>150.00</text:p>
          </table:table-cell>
          <table:table-cell/>
          <table:table-cell table:formula="of:=INDEX([.B$2:.B$4];[.$C10])*[.J28]/SUM([.$J28:.$K30])" office:value-type="float" office:value="3" calcext:value-type="float">
            <text:p>3.00</text:p>
          </table:table-cell>
          <table:table-cell table:formula="of:=INDEX([.C$2:.C$4];[.$C10])*[.K28]/SUM([.$J28:.$K30])" office:value-type="float" office:value="3" calcext:value-type="float">
            <text:p>3.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1])*INDEX([.G$2:.G$4];[.$D11])*INDEX([.$J$2:.$J$4];[.$D11])/([.$E11]*SUM([.$J$2:.$J$4]/(INDEX([.$E$7:.$E$15];[.$C11]*3-2):INDEX([.$E$7:.$E$15];[.$C11]*3))))" office:value-type="float" office:value="4.44444444444445" calcext:value-type="float">
            <text:p>4.44</text:p>
          </table:table-cell>
          <table:table-cell table:number-matrix-columns-spanned="1" table:number-matrix-rows-spanned="1" table:formula="of:=INDEX([.C$2:.C$4];[.$C11])*INDEX([.H$2:.H$4];[.$D11])*INDEX([.$J$2:.$J$4];[.$D11])/([.$E11]*SUM([.$J$2:.$J$4]/(INDEX([.$E$7:.$E$15];[.$C11]*3-2):INDEX([.$E$7:.$E$15];[.$C11]*3))))" office:value-type="float" office:value="3.55555555555555" calcext:value-type="float">
            <text:p>3.56</text:p>
          </table:table-cell>
          <table:table-cell/>
          <table:table-cell table:formula="of:=INDEX([.$J$2:.$J$4];[.$D11])/[.$E11]" office:value-type="float" office:value="200" calcext:value-type="float">
            <text:p>200.00</text:p>
          </table:table-cell>
          <table:table-cell table:formula="of:=INDEX([.$J$2:.$J$4];[.$D11])/[.$E11]" office:value-type="float" office:value="200" calcext:value-type="float">
            <text:p>200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2])*INDEX([.G$2:.G$4];[.$D12])*INDEX([.$J$2:.$J$4];[.$D12])/([.$E12]*SUM([.$J$2:.$J$4]/(INDEX([.$E$7:.$E$15];[.$C12]*3-2):INDEX([.$E$7:.$E$15];[.$C12]*3))))" office:value-type="float" office:value="3.33333333333334" calcext:value-type="float">
            <text:p>3.33</text:p>
          </table:table-cell>
          <table:table-cell table:number-matrix-columns-spanned="1" table:number-matrix-rows-spanned="1" table:formula="of:=INDEX([.C$2:.C$4];[.$C12])*INDEX([.H$2:.H$4];[.$D12])*INDEX([.$J$2:.$J$4];[.$D12])/([.$E12]*SUM([.$J$2:.$J$4]/(INDEX([.$E$7:.$E$15];[.$C12]*3-2):INDEX([.$E$7:.$E$15];[.$C12]*3))))" office:value-type="float" office:value="2.66666666666666" calcext:value-type="float">
            <text:p>2.67</text:p>
          </table:table-cell>
          <table:table-cell/>
          <table:table-cell table:formula="of:=INDEX([.$J$2:.$J$4];[.$D12])/[.$E12]" office:value-type="float" office:value="150" calcext:value-type="float">
            <text:p>150.00</text:p>
          </table:table-cell>
          <table:table-cell table:formula="of:=INDEX([.$J$2:.$J$4];[.$D12])/[.$E12]" office:value-type="float" office:value="150" calcext:value-type="float">
            <text:p>150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3])*INDEX([.G$2:.G$4];[.$D13])*INDEX([.$J$2:.$J$4];[.$D13])/([.$E13]*SUM([.$J$2:.$J$4]/(INDEX([.$E$7:.$E$15];[.$C13]*3-2):INDEX([.$E$7:.$E$15];[.$C13]*3))))" office:value-type="float" office:value="3.21245002855511" calcext:value-type="float">
            <text:p>3.21</text:p>
          </table:table-cell>
          <table:table-cell table:number-matrix-columns-spanned="1" table:number-matrix-rows-spanned="1" table:formula="of:=INDEX([.C$2:.C$4];[.$C13])*INDEX([.H$2:.H$4];[.$D13])*INDEX([.$J$2:.$J$4];[.$D13])/([.$E13]*SUM([.$J$2:.$J$4]/(INDEX([.$E$7:.$E$15];[.$C13]*3-2):INDEX([.$E$7:.$E$15];[.$C13]*3))))" office:value-type="float" office:value="0.693889206167904" calcext:value-type="float">
            <text:p>0.69</text:p>
          </table:table-cell>
          <table:table-cell/>
          <table:table-cell table:formula="of:=INDEX([.$J$2:.$J$4];[.$D13])/[.$E13]" office:value-type="float" office:value="75" calcext:value-type="float">
            <text:p>75.00</text:p>
          </table:table-cell>
          <table:table-cell table:formula="of:=INDEX([.$J$2:.$J$4];[.$D13])/[.$E13]" office:value-type="float" office:value="75" calcext:value-type="float">
            <text:p>75.00</text:p>
          </table:table-cell>
          <table:table-cell/>
          <table:table-cell table:formula="of:=INDEX([.B$2:.B$4];[.$C13])*[.J31]/SUM([.$J31:.$K33])" office:value-type="float" office:value="2.64705882352941" calcext:value-type="float">
            <text:p>2.65</text:p>
          </table:table-cell>
          <table:table-cell table:formula="of:=INDEX([.C$2:.C$4];[.$C13])*[.K31]/SUM([.$J31:.$K33])" office:value-type="float" office:value="0.882352941176471" calcext:value-type="float">
            <text:p>0.8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4])*INDEX([.G$2:.G$4];[.$D14])*INDEX([.$J$2:.$J$4];[.$D14])/([.$E14]*SUM([.$J$2:.$J$4]/(INDEX([.$E$7:.$E$15];[.$C14]*3-2):INDEX([.$E$7:.$E$15];[.$C14]*3))))" office:value-type="float" office:value="7.84313725490197" calcext:value-type="float">
            <text:p>7.84</text:p>
          </table:table-cell>
          <table:table-cell table:number-matrix-columns-spanned="1" table:number-matrix-rows-spanned="1" table:formula="of:=INDEX([.C$2:.C$4];[.$C14])*INDEX([.H$2:.H$4];[.$D14])*INDEX([.$J$2:.$J$4];[.$D14])/([.$E14]*SUM([.$J$2:.$J$4]/(INDEX([.$E$7:.$E$15];[.$C14]*3-2):INDEX([.$E$7:.$E$15];[.$C14]*3))))" office:value-type="float" office:value="2.09150326797385" calcext:value-type="float">
            <text:p>2.09</text:p>
          </table:table-cell>
          <table:table-cell/>
          <table:table-cell table:formula="of:=INDEX([.$J$2:.$J$4];[.$D14])/[.$E14]" office:value-type="float" office:value="200" calcext:value-type="float">
            <text:p>200.00</text:p>
          </table:table-cell>
          <table:table-cell table:formula="of:=INDEX([.$J$2:.$J$4];[.$D14])/[.$E14]" office:value-type="float" office:value="200" calcext:value-type="float">
            <text:p>200.0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matrix-columns-spanned="1" table:number-matrix-rows-spanned="1" table:formula="of:=INDEX([.B$2:.B$4];[.$C15])*INDEX([.G$2:.G$4];[.$D15])*INDEX([.$J$2:.$J$4];[.$D15])/([.$E15]*SUM([.$J$2:.$J$4]/(INDEX([.$E$7:.$E$15];[.$C15]*3-2):INDEX([.$E$7:.$E$15];[.$C15]*3))))" office:value-type="float" office:value="5.88235294117648" calcext:value-type="float">
            <text:p>5.88</text:p>
          </table:table-cell>
          <table:table-cell table:number-matrix-columns-spanned="1" table:number-matrix-rows-spanned="1" table:formula="of:=INDEX([.C$2:.C$4];[.$C15])*INDEX([.H$2:.H$4];[.$D15])*INDEX([.$J$2:.$J$4];[.$D15])/([.$E15]*SUM([.$J$2:.$J$4]/(INDEX([.$E$7:.$E$15];[.$C15]*3-2):INDEX([.$E$7:.$E$15];[.$C15]*3))))" office:value-type="float" office:value="1.56862745098039" calcext:value-type="float">
            <text:p>1.57</text:p>
          </table:table-cell>
          <table:table-cell/>
          <table:table-cell table:formula="of:=INDEX([.$J$2:.$J$4];[.$D15])/[.$E15]" office:value-type="float" office:value="150" calcext:value-type="float">
            <text:p>150.00</text:p>
          </table:table-cell>
          <table:table-cell table:formula="of:=INDEX([.$J$2:.$J$4];[.$D15])/[.$E15]" office:value-type="float" office:value="150" calcext:value-type="float">
            <text:p>15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SUM([.G25];[.G28];[.G31])" office:value-type="float" office:value="8.99486007995431" calcext:value-type="float">
            <text:p>8.99</text:p>
          </table:table-cell>
          <table:table-cell table:formula="of:=SUM([.H25];[.H28];[.H31])" office:value-type="float" office:value="7.2164477441462" calcext:value-type="float">
            <text:p>7.22</text:p>
          </table:table-cell>
          <table:table-cell table:formula="of:=[.G35]/[.H35]" office:value-type="float" office:value="1.24643874643875" calcext:value-type="float">
            <text:p>1.25</text:p>
          </table:table-cell>
          <table:table-cell table:number-columns-repeated="3"/>
          <table:table-cell table:formula="of:=SUM([.M25];[.M28];[.M31])" office:value-type="float" office:value="7.41176470588235" calcext:value-type="float">
            <text:p>7.41</text:p>
          </table:table-cell>
          <table:table-cell table:formula="of:=SUM([.N25];[.N28];[.N31])" office:value-type="float" office:value="9.17647058823529" calcext:value-type="float">
            <text:p>9.18</text:p>
          </table:table-cell>
          <table:table-cell table:formula="of:=[.M35]/[.N35]" office:value-type="float" office:value="0.807692307692308" calcext:value-type="float">
            <text:p>0.8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ROW([.E2])" office:value-type="float" office:value="2" calcext:value-type="float">
            <text:p>2.00</text:p>
          </table:table-cell>
          <table:table-cell table:number-matrix-columns-spanned="1" table:number-matrix-rows-spanned="1" table:formula="of:=SUM(1.25*[.$H2]*[.$J2]/(INDEX([.$E$7:.$E$15];3*{1;2;3}+ROW([.$E2])-4)))" office:value-type="float" office:value="184.31432038835" calcext:value-type="float">
            <text:p>184.31</text:p>
          </table:table-cell>
          <table:table-cell table:number-matrix-columns-spanned="1" table:number-matrix-rows-spanned="1" table:formula="of:=1.25*[.F2]*1.25/(SUM(1.25*[.$H2]*[.$J2]*INDEX([.B$2:.B$4];{1;2;3})/(INDEX([.$E$7:.$E$15];3*{1;2;3}+ROW([.$E2])-4)))/SUM([.$H2]*[.$J2]*INDEX([.C$2:.C$4];{1;2;3})/(INDEX([.$E$7:.$E$15];3*{1;2;3}+ROW([.$E2])-4))))" office:value-type="float" office:value="3.05555555555556" calcext:value-type="float">
            <text:p>3.06</text:p>
          </table:table-cell>
          <table:table-cell table:number-matrix-columns-spanned="1" table:number-matrix-rows-spanned="1" table:formula="of:=SUM([.$J$2:.$J$4]/(INDEX([.$E$7:.$E$15];1*3-2):INDEX([.$E$7:.$E$15];1*3)))" office:value-type="float" office:value="425" calcext:value-type="float">
            <text:p>425.00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11:14:52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5:30:26.530000000</meta:creation-date>
    <dc:date>2019-01-07T12:51:22.806000000</dc:date>
    <meta:editing-duration>P1DT3H22M18S</meta:editing-duration>
    <meta:editing-cycles>26</meta:editing-cycles>
    <meta:generator>LibreOffice/6.1.1.2$Windows_X86_64 LibreOffice_project/5d19a1bfa650b796764388cd8b33a5af1f5baa1b</meta:generator>
    <meta:document-statistic meta:table-count="1" meta:cell-count="237" meta:object-count="0"/>
  </office:meta>
</office:document-meta>
</file>